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f6d43" officeooo:paragraph-rsid="000f6d43" style:font-size-asian="16pt" style:font-size-complex="16pt"/>
    </style:style>
    <style:style style:name="P2" style:family="paragraph" style:parent-style-name="Standard">
      <style:paragraph-properties fo:text-align="justify" style:justify-single-word="false"/>
      <style:text-properties fo:font-size="12pt" style:text-underline-style="none" fo:font-weight="normal" officeooo:rsid="001b58fc" officeooo:paragraph-rsid="001b58fc"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0098e" officeooo:paragraph-rsid="0010098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61dc73" officeooo:paragraph-rsid="0061dc73"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officeooo:rsid="00128f1c" officeooo:paragraph-rsid="00128f1c" style:font-size-asian="12pt" style:font-size-complex="12pt"/>
    </style:style>
    <style:style style:name="P6" style:family="paragraph" style:parent-style-name="Standard">
      <style:paragraph-properties fo:text-align="justify" style:justify-single-word="false"/>
      <style:text-properties fo:font-size="12pt" style:text-underline-style="none" officeooo:rsid="001303d3" officeooo:paragraph-rsid="001303d3" style:font-size-asian="12pt" style:font-size-complex="12pt"/>
    </style:style>
    <style:style style:name="P7" style:family="paragraph" style:parent-style-name="Standard">
      <style:paragraph-properties fo:text-align="justify" style:justify-single-word="false"/>
      <style:text-properties fo:font-size="12pt" style:text-underline-style="none" officeooo:rsid="0013063e" officeooo:paragraph-rsid="0013063e" style:font-size-asian="12pt" style:font-size-complex="12pt"/>
    </style:style>
    <style:style style:name="P8" style:family="paragraph" style:parent-style-name="Standard">
      <style:paragraph-properties fo:text-align="justify" style:justify-single-word="false"/>
      <style:text-properties fo:font-size="12pt" style:text-underline-style="none" officeooo:rsid="0013de92" officeooo:paragraph-rsid="0013de92" style:font-size-asian="12pt" style:font-size-complex="12pt"/>
    </style:style>
    <style:style style:name="P9" style:family="paragraph" style:parent-style-name="Standard">
      <style:paragraph-properties fo:text-align="justify" style:justify-single-word="false"/>
      <style:text-properties fo:font-size="12pt" style:text-underline-style="none" officeooo:rsid="00192d68" officeooo:paragraph-rsid="00222a0b" style:font-size-asian="12pt" style:font-size-complex="12pt"/>
    </style:style>
    <style:style style:name="P10" style:family="paragraph" style:parent-style-name="Standard">
      <style:paragraph-properties fo:text-align="justify" style:justify-single-word="false"/>
      <style:text-properties fo:font-size="12pt" style:text-underline-style="none" officeooo:rsid="00192d68" officeooo:paragraph-rsid="00192d68" style:font-size-asian="12pt" style:font-size-complex="12pt"/>
    </style:style>
    <style:style style:name="P11" style:family="paragraph" style:parent-style-name="Standard">
      <style:paragraph-properties fo:text-align="justify" style:justify-single-word="false"/>
      <style:text-properties fo:font-size="12pt" style:text-underline-style="none" officeooo:rsid="0010098e" officeooo:paragraph-rsid="000f6d43" style:font-size-asian="12pt" style:font-size-complex="12pt"/>
    </style:style>
    <style:style style:name="P12" style:family="paragraph" style:parent-style-name="Standard">
      <style:paragraph-properties fo:text-align="justify" style:justify-single-word="false"/>
      <style:text-properties fo:font-size="12pt" style:text-underline-style="none" officeooo:rsid="0010098e" officeooo:paragraph-rsid="0010098e" style:font-size-asian="12pt" style:font-size-complex="12pt"/>
    </style:style>
    <style:style style:name="P13" style:family="paragraph" style:parent-style-name="Standard">
      <style:paragraph-properties fo:text-align="justify" style:justify-single-word="false"/>
      <style:text-properties fo:font-size="12pt" style:text-underline-style="none" officeooo:rsid="0010098e" officeooo:paragraph-rsid="001303d3" style:font-size-asian="12pt" style:font-size-complex="12pt"/>
    </style:style>
    <style:style style:name="P14" style:family="paragraph" style:parent-style-name="Standard">
      <style:paragraph-properties fo:text-align="justify" style:justify-single-word="false"/>
      <style:text-properties fo:font-size="12pt" style:text-underline-style="none" officeooo:rsid="0011ee39" officeooo:paragraph-rsid="0018e0d9" style:font-size-asian="12pt" style:font-size-complex="12pt"/>
    </style:style>
    <style:style style:name="P15" style:family="paragraph" style:parent-style-name="Standard">
      <style:paragraph-properties fo:text-align="justify" style:justify-single-word="false"/>
      <style:text-properties fo:font-size="12pt" style:text-underline-style="none" officeooo:rsid="0014cceb" officeooo:paragraph-rsid="0018e0d9" style:font-size-asian="12pt" style:font-size-complex="12pt"/>
    </style:style>
    <style:style style:name="P16" style:family="paragraph" style:parent-style-name="Standard">
      <style:paragraph-properties fo:text-align="justify" style:justify-single-word="false"/>
      <style:text-properties fo:font-size="12pt" style:text-underline-style="none" officeooo:rsid="002795cb" officeooo:paragraph-rsid="002795cb" style:font-size-asian="12pt" style:font-size-complex="12pt"/>
    </style:style>
    <style:style style:name="P17" style:family="paragraph" style:parent-style-name="Standard">
      <style:paragraph-properties fo:text-align="justify" style:justify-single-word="false"/>
      <style:text-properties fo:font-size="12pt" style:text-underline-style="none" officeooo:rsid="0024549a" officeooo:paragraph-rsid="0024549a" style:font-size-asian="12pt" style:font-size-complex="12pt"/>
    </style:style>
    <style:style style:name="P18" style:family="paragraph" style:parent-style-name="Standard">
      <style:paragraph-properties fo:text-align="justify" style:justify-single-word="false"/>
      <style:text-properties fo:font-size="12pt" style:text-underline-style="none" officeooo:rsid="0000bb08" officeooo:paragraph-rsid="00222a0b" style:font-size-asian="12pt" style:font-size-complex="12pt"/>
    </style:style>
    <style:style style:name="P19" style:family="paragraph" style:parent-style-name="Standard">
      <style:paragraph-properties fo:text-align="justify" style:justify-single-word="false"/>
      <style:text-properties fo:font-size="12pt" style:text-underline-style="none" officeooo:rsid="0000bb08" officeooo:paragraph-rsid="002950f3" style:font-size-asian="12pt" style:font-size-complex="12pt"/>
    </style:style>
    <style:style style:name="P20" style:family="paragraph" style:parent-style-name="Standard">
      <style:paragraph-properties fo:text-align="justify" style:justify-single-word="false"/>
      <style:text-properties fo:font-size="12pt" style:text-underline-style="none" officeooo:rsid="004aec61" officeooo:paragraph-rsid="00533f80" style:font-size-asian="12pt" style:font-size-complex="12pt"/>
    </style:style>
    <style:style style:name="P21" style:family="paragraph" style:parent-style-name="Standard">
      <style:paragraph-properties fo:text-align="justify" style:justify-single-word="false"/>
      <style:text-properties fo:font-size="12pt" style:text-underline-style="none" officeooo:rsid="005d140d" officeooo:paragraph-rsid="005d140d" style:font-size-asian="12pt" style:font-size-complex="12pt"/>
    </style:style>
    <style:style style:name="P22" style:family="paragraph" style:parent-style-name="Standard">
      <style:paragraph-properties fo:text-align="justify" style:justify-single-word="false"/>
      <style:text-properties fo:font-size="12pt" fo:font-style="italic" style:text-underline-style="none" officeooo:rsid="00192d68" officeooo:paragraph-rsid="00222a0b" style:font-size-asian="12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style:text-underline-style="none" officeooo:rsid="00192d68" officeooo:paragraph-rsid="00192d68"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fo:font-size="12pt" fo:font-style="italic" style:text-underline-style="none" officeooo:rsid="0014cceb" officeooo:paragraph-rsid="0018e0d9"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b58fc" officeooo:paragraph-rsid="000f6d43"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b58fc" officeooo:paragraph-rsid="001b58fc"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1ee39" officeooo:paragraph-rsid="0018e0d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098e" officeooo:paragraph-rsid="0010098e"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61dc73" officeooo:paragraph-rsid="0061dc7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officeooo:rsid="0010098e" officeooo:paragraph-rsid="0010098e" style:font-size-asian="12pt" style:font-size-complex="12pt"/>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officeooo:rsid="001303d3" officeooo:paragraph-rsid="0010098e" style:font-size-asian="12pt" style:font-size-complex="12pt"/>
    </style:style>
    <style:style style:name="P32" style:family="paragraph" style:parent-style-name="Standard">
      <style:paragraph-properties fo:text-align="justify" style:justify-single-word="false"/>
      <style:text-properties fo:font-size="14pt" style:text-underline-style="none" officeooo:rsid="0010098e" officeooo:paragraph-rsid="000f6d43" style:font-size-asian="12.25pt" style:font-size-complex="14pt"/>
    </style:style>
    <style:style style:name="P33" style:family="paragraph" style:parent-style-name="Standard">
      <style:paragraph-properties fo:text-align="justify" style:justify-single-word="false"/>
      <style:text-properties style:text-underline-style="none" officeooo:rsid="0000bb08" officeooo:paragraph-rsid="00222a0b"/>
    </style:style>
    <style:style style:name="P34" style:family="paragraph" style:parent-style-name="Standard">
      <style:paragraph-properties fo:text-align="justify" style:justify-single-word="false"/>
      <style:text-properties fo:color="#000000" fo:font-size="12pt" style:text-underline-style="none" officeooo:rsid="0024549a" officeooo:paragraph-rsid="0024549a" style:font-size-asian="12pt" style:font-size-complex="12pt"/>
    </style:style>
    <style:style style:name="P35" style:family="paragraph" style:parent-style-name="Standard" style:list-style-name="L1">
      <style:paragraph-properties fo:text-align="justify" style:justify-single-word="false"/>
      <style:text-properties fo:font-size="12pt" style:text-underline-style="none" officeooo:rsid="00128f1c" officeooo:paragraph-rsid="00128f1c" style:font-size-asian="12pt" style:font-size-complex="12pt"/>
    </style:style>
    <style:style style:name="P36" style:family="paragraph" style:parent-style-name="Standard" style:list-style-name="L2">
      <style:paragraph-properties fo:text-align="justify" style:justify-single-word="false"/>
      <style:text-properties fo:font-size="12pt" style:text-underline-style="none" officeooo:rsid="00128f1c" officeooo:paragraph-rsid="004aec61" style:font-size-asian="12pt" style:font-size-complex="12pt"/>
    </style:style>
    <style:style style:name="P37" style:family="paragraph" style:parent-style-name="Standard" style:list-style-name="L2">
      <style:paragraph-properties fo:text-align="justify" style:justify-single-word="false"/>
      <style:text-properties fo:font-size="12pt" style:text-underline-style="none" officeooo:rsid="00533f80" officeooo:paragraph-rsid="004aec61" style:font-size-asian="12pt" style:font-size-complex="12pt"/>
    </style:style>
    <style:style style:name="P38" style:family="paragraph" style:parent-style-name="Standard" style:list-style-name="L2">
      <style:paragraph-properties fo:text-align="justify" style:justify-single-word="false"/>
      <style:text-properties fo:font-size="12pt" style:text-underline-style="none" officeooo:rsid="00533f80" officeooo:paragraph-rsid="00533f80" style:font-size-asian="12pt" style:font-size-complex="12pt"/>
    </style:style>
    <style:style style:name="P39" style:family="paragraph" style:parent-style-name="Standard" style:list-style-name="L2">
      <style:paragraph-properties fo:text-align="justify" style:justify-single-word="false"/>
      <style:text-properties fo:font-size="12pt" style:text-underline-style="none" officeooo:rsid="004aec61" officeooo:paragraph-rsid="004aec61" style:font-size-asian="12pt" style:font-size-complex="12pt"/>
    </style:style>
    <style:style style:name="P40" style:family="paragraph" style:parent-style-name="Standard" style:list-style-name="L2">
      <style:paragraph-properties fo:text-align="justify" style:justify-single-word="false"/>
      <style:text-properties fo:font-size="12pt" style:text-underline-style="none" officeooo:rsid="004aec61" officeooo:paragraph-rsid="00533f80" style:font-size-asian="12pt" style:font-size-complex="12pt"/>
    </style:style>
    <style:style style:name="P41" style:family="paragraph" style:parent-style-name="Standard" style:list-style-name="L2">
      <style:paragraph-properties fo:text-align="justify" style:justify-single-word="false"/>
      <style:text-properties fo:font-size="12pt" style:text-underline-style="none" officeooo:rsid="004b43ea" officeooo:paragraph-rsid="004b43ea" style:font-size-asian="12pt" style:font-size-complex="12pt"/>
    </style:style>
    <style:style style:name="P42" style:family="paragraph" style:parent-style-name="Standard" style:list-style-name="L3">
      <style:paragraph-properties fo:text-align="justify" style:justify-single-word="false"/>
      <style:text-properties fo:font-size="12pt" style:text-underline-style="none" officeooo:rsid="005d140d" officeooo:paragraph-rsid="005d140d" style:font-size-asian="12pt" style:font-size-complex="12pt"/>
    </style:style>
    <style:style style:name="P43" style:family="paragraph" style:parent-style-name="Standard" style:list-style-name="L4">
      <style:paragraph-properties fo:text-align="justify" style:justify-single-word="false"/>
      <style:text-properties fo:font-size="12pt" style:text-underline-style="none" officeooo:rsid="00432036" officeooo:paragraph-rsid="00432036" style:font-size-asian="12pt" style:font-size-complex="12pt"/>
    </style:style>
    <style:style style:name="P44" style:family="paragraph" style:parent-style-name="Standard" style:list-style-name="L5">
      <style:paragraph-properties fo:text-align="justify" style:justify-single-word="false"/>
      <style:text-properties fo:font-size="12pt" style:text-underline-style="none" officeooo:rsid="00432036" officeooo:paragraph-rsid="00432036" style:font-size-asian="12pt" style:font-size-complex="12pt"/>
    </style:style>
    <style:style style:name="P45" style:family="paragraph" style:parent-style-name="Standard" style:list-style-name="L4">
      <style:paragraph-properties fo:text-align="justify" style:justify-single-word="false"/>
      <style:text-properties fo:font-size="12pt" style:text-underline-style="none" officeooo:rsid="004aab37" officeooo:paragraph-rsid="004aab37" style:font-size-asian="12pt" style:font-size-complex="12pt"/>
    </style:style>
    <style:style style:name="P46" style:family="paragraph" style:parent-style-name="Standard" style:list-style-name="L4">
      <style:paragraph-properties fo:text-align="justify" style:justify-single-word="false"/>
      <style:text-properties fo:font-size="12pt" style:text-underline-style="none" officeooo:rsid="004d044a" officeooo:paragraph-rsid="004d044a" style:font-size-asian="12pt" style:font-size-complex="12pt"/>
    </style:style>
    <style:style style:name="P47" style:family="paragraph" style:parent-style-name="Standard" style:list-style-name="L5">
      <style:paragraph-properties fo:text-align="justify" style:justify-single-word="false"/>
      <style:text-properties fo:font-size="12pt" style:text-underline-style="none" officeooo:rsid="001303d3" officeooo:paragraph-rsid="001303d3" style:font-size-asian="12pt" style:font-size-complex="12pt"/>
    </style:style>
    <style:style style:name="P48" style:family="paragraph" style:parent-style-name="Standard" style:list-style-name="L6">
      <style:paragraph-properties fo:text-align="justify" style:justify-single-word="false"/>
      <style:text-properties fo:font-size="12pt" style:text-underline-style="none" officeooo:rsid="0044aab7" officeooo:paragraph-rsid="002795cb" style:font-size-asian="12pt" style:font-size-complex="12pt"/>
    </style:style>
    <style:style style:name="P49" style:family="paragraph" style:parent-style-name="Standard" style:list-style-name="L6">
      <style:paragraph-properties fo:text-align="justify" style:justify-single-word="false"/>
      <style:text-properties fo:font-size="12pt" style:text-underline-style="none" officeooo:rsid="0044aab7" officeooo:paragraph-rsid="0044aab7" style:font-size-asian="12pt" style:font-size-complex="12pt"/>
    </style:style>
    <style:style style:name="P50" style:family="paragraph" style:parent-style-name="Standard" style:list-style-name="L6">
      <style:paragraph-properties fo:text-align="justify" style:justify-single-word="false"/>
      <style:text-properties fo:font-size="12pt" style:text-underline-style="none" officeooo:rsid="002795cb" officeooo:paragraph-rsid="002ff2cd" style:font-size-asian="12pt" style:font-size-complex="12pt"/>
    </style:style>
    <style:style style:name="P51" style:family="paragraph" style:parent-style-name="Standard" style:list-style-name="L7">
      <style:paragraph-properties fo:text-align="justify" style:justify-single-word="false"/>
      <style:text-properties fo:font-size="12pt" style:text-underline-style="none" officeooo:rsid="0013063e" officeooo:paragraph-rsid="0013063e" style:font-size-asian="12pt" style:font-size-complex="12pt"/>
    </style:style>
    <style:style style:name="P52" style:family="paragraph" style:parent-style-name="Standard" style:list-style-name="L8">
      <style:paragraph-properties fo:text-align="justify" style:justify-single-word="false"/>
      <style:text-properties fo:font-size="12pt" style:text-underline-style="none" officeooo:rsid="0013de92" officeooo:paragraph-rsid="0013de92" style:font-size-asian="12pt" style:font-size-complex="12pt"/>
    </style:style>
    <style:style style:name="P53" style:family="paragraph" style:parent-style-name="Standard" style:list-style-name="L2">
      <style:paragraph-properties fo:text-align="justify" style:justify-single-word="false"/>
      <style:text-properties fo:font-size="12pt" officeooo:paragraph-rsid="00128f1c" style:font-size-asian="12pt" style:font-size-complex="12pt"/>
    </style:style>
    <style:style style:name="P54" style:family="paragraph" style:parent-style-name="Standard" style:list-style-name="L2">
      <style:paragraph-properties fo:text-align="justify" style:justify-single-word="false"/>
      <style:text-properties fo:font-size="12pt" officeooo:rsid="004aec61" officeooo:paragraph-rsid="004aec61" style:font-size-asian="12pt" style:font-size-complex="12pt"/>
    </style:style>
    <style:style style:name="P55" style:family="paragraph" style:parent-style-name="Standard" style:list-style-name="L2">
      <style:paragraph-properties fo:text-align="justify" style:justify-single-word="false"/>
      <style:text-properties fo:font-size="12pt" officeooo:rsid="004aec61" officeooo:paragraph-rsid="00533f80" style:font-size-asian="12pt" style:font-size-complex="12pt"/>
    </style:style>
    <style:style style:name="T1" style:family="text">
      <style:text-properties style:text-underline-style="none"/>
    </style:style>
    <style:style style:name="T2" style:family="text">
      <style:text-properties style:text-underline-style="none" officeooo:rsid="00128f1c"/>
    </style:style>
    <style:style style:name="T3" style:family="text">
      <style:text-properties style:text-underline-style="none" officeooo:rsid="0013063e"/>
    </style:style>
    <style:style style:name="T4" style:family="text">
      <style:text-properties style:text-underline-style="none" officeooo:rsid="0042ea28"/>
    </style:style>
    <style:style style:name="T5" style:family="text">
      <style:text-properties style:text-underline-style="none" officeooo:rsid="0050752d"/>
    </style:style>
    <style:style style:name="T6" style:family="text">
      <style:text-properties style:text-underline-style="none" officeooo:rsid="00521bed"/>
    </style:style>
    <style:style style:name="T7" style:family="text">
      <style:text-properties style:text-underline-style="none" officeooo:rsid="00533f80"/>
    </style:style>
    <style:style style:name="T8" style:family="text">
      <style:text-properties style:text-underline-style="none" officeooo:rsid="005658f1"/>
    </style:style>
    <style:style style:name="T9" style:family="text">
      <style:text-properties style:text-underline-style="none" officeooo:rsid="0057ca3b"/>
    </style:style>
    <style:style style:name="T10" style:family="text">
      <style:text-properties style:text-underline-style="none" officeooo:rsid="0057fb20"/>
    </style:style>
    <style:style style:name="T11" style:family="text">
      <style:text-properties style:text-underline-style="none" officeooo:rsid="0059a70c"/>
    </style:style>
    <style:style style:name="T12" style:family="text">
      <style:text-properties officeooo:rsid="0013de92"/>
    </style:style>
    <style:style style:name="T13" style:family="text">
      <style:text-properties officeooo:rsid="0015647a"/>
    </style:style>
    <style:style style:name="T14" style:family="text">
      <style:text-properties officeooo:rsid="001a0e43"/>
    </style:style>
    <style:style style:name="T15" style:family="text">
      <style:text-properties officeooo:rsid="001ef60a"/>
    </style:style>
    <style:style style:name="T16" style:family="text">
      <style:text-properties officeooo:rsid="002014a9"/>
    </style:style>
    <style:style style:name="T17" style:family="text">
      <style:text-properties style:text-position="super 58%" officeooo:rsid="002014a9"/>
    </style:style>
    <style:style style:name="T18" style:family="text">
      <style:text-properties officeooo:rsid="00011bda"/>
    </style:style>
    <style:style style:name="T19" style:family="text">
      <style:text-properties officeooo:rsid="00232530"/>
    </style:style>
    <style:style style:name="T20" style:family="text">
      <style:text-properties officeooo:rsid="0024549a"/>
    </style:style>
    <style:style style:name="T21" style:family="text">
      <style:text-properties officeooo:rsid="002a7f2e"/>
    </style:style>
    <style:style style:name="T22" style:family="text">
      <style:text-properties officeooo:rsid="0032a000"/>
    </style:style>
    <style:style style:name="T23" style:family="text">
      <style:text-properties fo:color="#ff0000"/>
    </style:style>
    <style:style style:name="T24" style:family="text">
      <style:text-properties fo:color="#ff0000" officeooo:rsid="0024549a"/>
    </style:style>
    <style:style style:name="T25" style:family="text">
      <style:text-properties fo:color="#ff0000" officeooo:rsid="002a7f2e"/>
    </style:style>
    <style:style style:name="T26" style:family="text">
      <style:text-properties fo:color="#ff0000" officeooo:rsid="002fb377"/>
    </style:style>
    <style:style style:name="T27" style:family="text">
      <style:text-properties style:use-window-font-color="true"/>
    </style:style>
    <style:style style:name="T28" style:family="text">
      <style:text-properties fo:color="#000000"/>
    </style:style>
    <style:style style:name="T29" style:family="text">
      <style:text-properties fo:color="#000000" officeooo:rsid="0024549a"/>
    </style:style>
    <style:style style:name="T30" style:family="text">
      <style:text-properties officeooo:rsid="004205aa"/>
    </style:style>
    <style:style style:name="T31" style:family="text">
      <style:text-properties officeooo:rsid="0044aab7"/>
    </style:style>
    <style:style style:name="T32" style:family="text">
      <style:text-properties officeooo:rsid="00466f31"/>
    </style:style>
    <style:style style:name="T33" style:family="text">
      <style:text-properties officeooo:rsid="0047c031"/>
    </style:style>
    <style:style style:name="T34" style:family="text">
      <style:text-properties officeooo:rsid="00483014"/>
    </style:style>
    <style:style style:name="T35" style:family="text">
      <style:text-properties officeooo:rsid="00494c3e"/>
    </style:style>
    <style:style style:name="T36" style:family="text">
      <style:text-properties officeooo:rsid="0049e54f"/>
    </style:style>
    <style:style style:name="T37" style:family="text">
      <style:text-properties officeooo:rsid="004e2ff5"/>
    </style:style>
    <style:style style:name="T38" style:family="text">
      <style:text-properties officeooo:rsid="0055177d"/>
    </style:style>
    <style:style style:name="T39" style:family="text">
      <style:text-properties officeooo:rsid="005dfd4a"/>
    </style:style>
    <style:style style:name="T40" style:family="text">
      <style:text-properties officeooo:rsid="0063b536"/>
    </style:style>
    <style:style style:name="T41" style:family="text">
      <style:text-properties officeooo:rsid="006490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initialisation</text:p>
      <text:p text:style-name="P32"/>
      <text:p text:style-name="P25"/>
      <text:p text:style-name="P26">Jeux de référence : <text:span text:style-name="T15">(courte description et pourquoi on les a choisi)</text:span></text:p>
      <text:p text:style-name="P2"/>
      <text:p text:style-name="P22">Bloons</text:p>
      <text:p text:style-name="P9"/>
      <text:p text:style-name="P9"><text:s/><text:span text:style-name="T16">Il s’agit d’un tower défense classique. On contrôle ici des singes (tourelles) qui doivent empecher des ballons (ennemis) d’aller au bout d’un chemin. Il existe differentes cartes de jeu. Chaque carte est differente (chemins pour les ballons differents, decors differents et points de vie du joueur different). Dès que l’on lance une partie, on commence avec une certaine somme d’argent qui va nous permettre d’acheter les singes nécessaires à la défense. L’attaque des ballons s’organise par vague. Dans les premières vagues, les ballons sont peu résistants et peu nombreux. Dès qu’un ballon est détruit par un singe, le joueur gagne de l’or. Si le ballon arrive au bout du chemin, le joueur perd un point de vie. A chaque vague, le nombre de ballons augmente. Il existe differents types de ballons. Ceux-ci on des caractéristiques differentes (exemple : un ballon bleu, s’il est touché, devient un ballon rouge, le ballon jaune est plus rapide et dès qu’il est touché, il devient bleu). De plus, le joueur peut régler la stratégie des singes pour qu’ils attaquent comme le joueur le souhaite (distance, 1</text:span><text:span text:style-name="T17">er</text:span><text:span text:style-name="T16"> ballon etc …)</text:span></text:p>
      <text:p text:style-name="P9"/>
      <text:p text:style-name="P17">Ce qu<text:span text:style-name="T22">i est intéressant</text:span> :</text:p>
      <text:p text:style-name="P17">→ Augmentation de la puissance et du nombre d’ennemis dans les vagues</text:p>
      <text:p text:style-name="P17">→ Plusieurs vagues dans un niveau</text:p>
      <text:p text:style-name="P17">→ Plutôt que de perdre des vies, l’ennemis devient plus faible à chaque coup</text:p>
      <text:p text:style-name="P17">→ Amélioration des singes</text:p>
      <text:p text:style-name="P17">→<text:span text:style-name="T23"> Affichage de la portée des singes</text:span></text:p>
      <text:p text:style-name="P17">→ <text:span text:style-name="T23">Différents types d’attaque selon le type de singe</text:span></text:p>
      <text:p text:style-name="P17">→ Utilisation ponctuelle d’items</text:p>
      <text:p text:style-name="P17">→ <text:span text:style-name="T23">PV du joueur et système monétaire (achat et vente de singes)</text:span></text:p>
      <text:p text:style-name="P10"/>
      <text:p text:style-name="P10"/>
      <text:p text:style-name="P23">Kingdom Rush <text:span text:style-name="T14">Frontiers</text:span></text:p>
      <text:p text:style-name="P33"/>
      <text:p text:style-name="P33">Le but de Kingdom <text:span text:style-name="T18">R</text:span>ush <text:span text:style-name="T18">F</text:span>rontier est d’éliminer des vagues d’ennemis avant qu’ils parviennent à sortir de la base. Chaque ennemis qui arrive à traverser la base fait perdre un nombre de point de vie proportionnel à sa puissance et lorsque les points de vie tombent à zéro la partie est perdue. L’intérêt du gameplay de Kingdom Rush est de construire des bâtiments de différentes catégories pour pouvoir couvrir les différentes résistances des ennemis et de les améliorer au fil de la partie.</text:p>
      <text:p text:style-name="P18">Un pnj allié le Champion permet d’aider à défendre la vague, on peut lui assigner une zone à défendre. Deux <text:span text:style-name="T19">attaques spéciales</text:span> se rechargeant au fil du temps <text:span text:style-name="T19">et </text:span>permettent de gérer une vague tr<text:span text:style-name="T19">ès</text:span> importante.</text:p>
      <text:p text:style-name="P18"/>
      <text:p text:style-name="P17">Ce qu<text:span text:style-name="T22">i est intéressant </text:span> :</text:p>
      <text:p text:style-name="P18">→<text:span text:style-name="T20"> </text:span><text:span text:style-name="T24">Augmentation de la puissance et du nombre d’ennemis au fil du temps</text:span></text:p>
      <text:p text:style-name="P19">→<text:span text:style-name="T29"> Une vague par niveau</text:span></text:p>
      <text:p text:style-name="P17">→<text:span text:style-name="T23"> Les ennemis ont une barre de PV</text:span></text:p>
      <text:p text:style-name="P17">→<text:span text:style-name="T21"> </text:span><text:span text:style-name="T25">Amélioration des bâtiments</text:span></text:p>
      <text:p text:style-name="P17">→ <text:span text:style-name="T28">Il y des casernes, soit des défenseurs mobiles qui se déplacent en direction des ennemis</text:span></text:p>
      <text:p text:style-name="P17">→ <text:span text:style-name="T23">Différents types de batiments pour différents types d’attaque (neutre, perçant, magique, </text:span><text:span text:style-name="T26">zone</text:span><text:span text:style-name="T23">…)</text:span></text:p>
      <text:p text:style-name="P34">→ Attaques spéciales qui se rechargent au fil du temps</text:p>
      <text:p text:style-name="P17">→ <text:span text:style-name="T23">PV du joueur et système monétaire</text:span><text:span text:style-name="T27"> (achat de bâtiment)</text:span></text:p>
      <text:p text:style-name="P10"/>
      <text:p text:style-name="P11"><text:soft-page-break/></text:p>
      <text:p text:style-name="P27"><text:span text:style-name="T12">Thème</text:span> :</text:p>
      <text:p text:style-name="P14"/>
      <text:p text:style-name="P24">DUT Informatique</text:p>
      <text:p text:style-name="P15"/>
      <text:p text:style-name="P15">Un élève tyrannique Billy (le joueur) décide d’avoir des bonnes notes en faisant travailler des élèves à sa place. Il place donc différents élèves (<text:span text:style-name="T35">d</text:span>éfense) dans la classe <text:span text:style-name="T13">(terrain)</text:span>. Le professeur donne des devoirs (ennemis) et les élèves doivent les finir avant qu’il ne soit trop tard. Le joueur commence avec une note de 20/20 et à chaque devoir raté il perd un point de moyenne. À 0/20, il perd la partie.</text:p>
      <text:p text:style-name="P15"/>
      <text:p text:style-name="P15">À chaque fois qu’un des devoirs de Billy est terminé, ses parents lui donnent de l’argent de poche, grâce auquel il pourra employer de nouveaux élèves et leur donner des cours de soutien <text:span text:style-name="T30">(spécification) et les rendre plus efficace (amélioration d’attaque).</text:span></text:p>
      <text:p text:style-name="P15"/>
      <text:p text:style-name="P28">Ennemis </text:p>
      <text:p text:style-name="P30"/>
      <text:p text:style-name="P5">Pathfinding</text:p>
      <text:list xml:id="list4129325863161804592" text:style-name="L1">
        <text:list-item>
          <text:p text:style-name="P35">Les ennemis se dirigent vers la base du joueur</text:p>
        </text:list-item>
      </text:list>
      <text:p text:style-name="P5"/>
      <text:p text:style-name="P5">Les ennemis changent</text:p>
      <text:list xml:id="list1977605568838458924" text:style-name="L2">
        <text:list-item>
          <text:p text:style-name="P53"><text:span text:style-name="T2">En fonction du niveau, les ennemis changent selon plusieurs critères (pv, résistance/faiblesse à certains éléments, </text:span><text:span text:style-name="T3">récompense budget, </text:span><text:span text:style-name="T4">stratégie de déplacement</text:span><text:span text:style-name="T2">)</text:span></text:p>
          <text:p text:style-name="P36"/>
        </text:list-item>
        <text:list-item>
          <text:p text:style-name="P54"><text:span text:style-name="T2">E</text:span><text:span text:style-name="T1">xercice</text:span></text:p>
          <text:p text:style-name="P54"><text:span text:style-name="T1">→</text:span><text:span text:style-name="T5"> Réc</text:span><text:span text:style-name="T6">om</text:span><text:span text:style-name="T5">pense budje</text:span><text:span text:style-name="T6">t : </text:span><text:span text:style-name="T7">1</text:span></text:p>
          <text:p text:style-name="P37">→ Pv : 15</text:p>
          <text:p text:style-name="P37">→ Stratégie de déplacement : BFS</text:p>
          <text:p text:style-name="P37"/>
        </text:list-item>
        <text:list-item>
          <text:p text:style-name="P39">Dm</text:p>
          <text:p text:style-name="P55"><text:span text:style-name="T1">→</text:span><text:span text:style-name="T5"> Réc</text:span><text:span text:style-name="T6">om</text:span><text:span text:style-name="T5">pense budje</text:span><text:span text:style-name="T6">t : </text:span><text:span text:style-name="T7">2</text:span></text:p>
          <text:p text:style-name="P38">→ Pv : 30</text:p>
          <text:p text:style-name="P38">→ Stratégie de déplacement : Déplacement Balise</text:p>
          <text:p text:style-name="P40"/>
        </text:list-item>
        <text:list-item>
          <text:p text:style-name="P39">Devoir <text:span text:style-name="T38">Lendemain</text:span></text:p>
          <text:p text:style-name="P55"><text:span text:style-name="T1">→</text:span><text:span text:style-name="T5"> Réc</text:span><text:span text:style-name="T6">om</text:span><text:span text:style-name="T5">pense budje</text:span><text:span text:style-name="T6">t : </text:span><text:span text:style-name="T8">4</text:span></text:p>
          <text:p text:style-name="P55"><text:span text:style-name="T7">→ Pv : </text:span><text:span text:style-name="T8">60</text:span></text:p>
          <text:p text:style-name="P38">→ Stratégie de déplacement : BFS</text:p>
          <text:p text:style-name="P40"/>
        </text:list-item>
        <text:list-item>
          <text:p text:style-name="P41">Dissertation</text:p>
          <text:p text:style-name="P55"><text:span text:style-name="T1">→</text:span><text:span text:style-name="T5"> Réc</text:span><text:span text:style-name="T6">om</text:span><text:span text:style-name="T5">pense budje</text:span><text:span text:style-name="T6">t :</text:span><text:span text:style-name="T7"> </text:span><text:span text:style-name="T9">9</text:span></text:p>
          <text:p text:style-name="P55"><text:span text:style-name="T7">→ Pv : </text:span><text:span text:style-name="T9">90</text:span></text:p>
          <text:p text:style-name="P38">→ Stratégie de déplacement : Déplacement Balise</text:p>
          <text:p text:style-name="P40"/>
        </text:list-item>
        <text:list-item>
          <text:p text:style-name="P41">Projet</text:p>
          <text:p text:style-name="P55"><text:span text:style-name="T1">→</text:span><text:span text:style-name="T5"> Réc</text:span><text:span text:style-name="T6">om</text:span><text:span text:style-name="T5">pense budje</text:span><text:span text:style-name="T6">t : </text:span><text:span text:style-name="T7">1</text:span><text:span text:style-name="T10">0</text:span></text:p>
          <text:p text:style-name="P55"><text:span text:style-name="T7">→ Pv : </text:span><text:span text:style-name="T10">120</text:span></text:p>
          <text:p text:style-name="P38">→ Stratégie de déplacement : BFS</text:p>
          <text:p text:style-name="P40"/>
        </text:list-item>
        <text:list-item>
          <text:p text:style-name="P41">What-The-Hell</text:p>
          <text:p text:style-name="P55"><text:span text:style-name="T1">→</text:span><text:span text:style-name="T5"> Réc</text:span><text:span text:style-name="T6">om</text:span><text:span text:style-name="T5">pense budje</text:span><text:span text:style-name="T6">t : </text:span><text:span text:style-name="T11">7</text:span></text:p>
          <text:p text:style-name="P55"><text:span text:style-name="T7">→ Pv : </text:span><text:span text:style-name="T11">de 30 à 150 (aléatoire)</text:span></text:p>
          <text:p text:style-name="P38">→ Stratégie de déplacement : Aléatoire</text:p>
        </text:list-item>
      </text:list>
      <text:p text:style-name="P21"><text:soft-page-break/>Options de déplacement</text:p>
      <text:list xml:id="list529252858823459411" text:style-name="L3">
        <text:list-item>
          <text:p text:style-name="P42">Déplacement BFS</text:p>
        </text:list-item>
        <text:list-item>
          <text:p text:style-name="P42">Déplacement Balises</text:p>
        </text:list-item>
        <text:list-item>
          <text:p text:style-name="P42">Déplacement Aléatoi<text:span text:style-name="T39">re</text:span></text:p>
        </text:list-item>
      </text:list>
      <text:p text:style-name="P20"/>
      <text:p text:style-name="P20"/>
      <text:p text:style-name="P28"><text:span text:style-name="T35">Défense</text:span> :</text:p>
      <text:p text:style-name="P31"/>
      <text:p text:style-name="P6">Différents types <text:span text:style-name="T36">d’élèves</text:span></text:p>
      <text:list xml:id="list554936534273386564" text:style-name="L4">
        <text:list-item>
          <text:p text:style-name="P43">Différents critères selon le type d’<text:span text:style-name="T36">élève </text:span>(attaque, stratégie d’attaque, prix d’achat)</text:p>
          <text:p text:style-name="P43"/>
        </text:list-item>
        <text:list-item>
          <text:p text:style-name="P45">LowCost</text:p>
          <text:p text:style-name="P46">→ Prix d’achat : 10</text:p>
          <text:p text:style-name="P46">→ Force d’attaque : 5</text:p>
          <text:p text:style-name="P46">→ Stratégie d’attaque : un ennemi proche</text:p>
          <text:p text:style-name="P46"/>
        </text:list-item>
        <text:list-item>
          <text:p text:style-name="P45">Bon Élève</text:p>
          <text:p text:style-name="P46">→ Prix d’achat : 20</text:p>
          <text:p text:style-name="P46">→ Force d’attaque : <text:span text:style-name="T40">7</text:span></text:p>
          <text:p text:style-name="P46">→ Stratégie d’attaque : un ennemi proche</text:p>
          <text:p text:style-name="P46"/>
        </text:list-item>
        <text:list-item>
          <text:p text:style-name="P45">Élève Multitache</text:p>
          <text:p text:style-name="P46">→ Prix d’achat : 40</text:p>
          <text:p text:style-name="P46">→ Force d’attaque : 7</text:p>
          <text:p text:style-name="P46">→ Stratégie d’attaque : deux ennemis proches</text:p>
          <text:p text:style-name="P46"/>
        </text:list-item>
        <text:list-item>
          <text:p text:style-name="P45">Faillot</text:p>
          <text:p text:style-name="P46">→ Prix d’achat : 35</text:p>
          <text:p text:style-name="P46">→ Force d’attaque : <text:span text:style-name="T40">10</text:span></text:p>
          <text:p text:style-name="P46">→ Stratégie d’attaque : un ennemi proche</text:p>
          <text:p text:style-name="P46"/>
        </text:list-item>
        <text:list-item>
          <text:p text:style-name="P45">Élève Spécial</text:p>
          <text:p text:style-name="P46">→ Prix d’achat : 7</text:p>
          <text:p text:style-name="P46">→ Force d’attaque : 55</text:p>
          <text:p text:style-name="P46">→ Stratégie d’attaque : tous les ennemis en croix</text:p>
          <text:p text:style-name="P46"/>
        </text:list-item>
        <text:list-item>
          <text:p text:style-name="P45">Major</text:p>
          <text:p text:style-name="P46">→ Prix d’achat : 1<text:span text:style-name="T37">50</text:span></text:p>
          <text:p text:style-name="P46">→ Force d’attaque : <text:span text:style-name="T41">15</text:span></text:p>
          <text:p text:style-name="P46">→ Stratégie d’attaque : <text:span text:style-name="T37">tous les</text:span> ennemi<text:span text:style-name="T37">s</text:span> proche<text:span text:style-name="T37">s</text:span></text:p>
        </text:list-item>
      </text:list>
      <text:p text:style-name="P6"/>
      <text:p text:style-name="P6">Les batiments de défense ont différentes caractéristiques</text:p>
      <text:list xml:id="list4921829962694650960" text:style-name="L5">
        <text:list-item>
          <text:p text:style-name="P47">Coût (il faut les acheter)</text:p>
        </text:list-item>
        <text:list-item>
          <text:p text:style-name="P44">Spécialisation</text:p>
        </text:list-item>
        <text:list-item>
          <text:p text:style-name="P44">Force d’attaque</text:p>
        </text:list-item>
        <text:list-item>
          <text:p text:style-name="P44">Stratégie d’attaque</text:p>
        </text:list-item>
        <text:list-item>
          <text:p text:style-name="P47">Améliorations</text:p>
        </text:list-item>
      </text:list>
      <text:p text:style-name="P6"/>
      <text:p text:style-name="P16">Options de stratégie</text:p>
      <text:list xml:id="list5598670632009691325" text:style-name="L6">
        <text:list-item>
          <text:p text:style-name="P48">Attaquer un ennemi proche</text:p>
        </text:list-item>
        <text:list-item>
          <text:p text:style-name="P50"><text:span text:style-name="T31">Attaquer</text:span> <text:span text:style-name="T31">deux ennemis proches</text:span></text:p>
        </text:list-item>
        <text:list-item>
          <text:p text:style-name="P49"><text:soft-page-break/>Attaquer tous les ennemis proches</text:p>
        </text:list-item>
        <text:list-item>
          <text:p text:style-name="P49">Attaquer tous les ennemis en croix</text:p>
        </text:list-item>
      </text:list>
      <text:p text:style-name="P13"/>
      <text:p text:style-name="P13"/>
      <text:p text:style-name="P29">Spécialisations</text:p>
      <text:p text:style-name="P3"/>
      <text:p text:style-name="P4">Les élèves comme les ennemis peut avoir une spécialisation et une matière. Si une élève et un ennemi on la même matiere, l’élève voit sa force d’attaque multipliée par trois. S’ils ont seulement leur spécialisation en commun, la force d’attaque est multipliée par deux.</text:p>
      <text:p text:style-name="P4"/>
      <text:p text:style-name="P4"/>
      <text:p text:style-name="P28">Misc :</text:p>
      <text:p text:style-name="P30"/>
      <text:p text:style-name="P7">Budget</text:p>
      <text:list xml:id="list1979211776809608907" text:style-name="L7">
        <text:list-item>
          <text:p text:style-name="P51">Sert à acheter, à améliorer <text:span text:style-name="T32">et à spécialiser</text:span> les <text:span text:style-name="T32">élèves</text:span></text:p>
        </text:list-item>
        <text:list-item>
          <text:p text:style-name="P51">On peut en gagner en <text:span text:style-name="T33">finissant des devoirs</text:span></text:p>
        </text:list-item>
      </text:list>
      <text:p text:style-name="P12"/>
      <text:p text:style-name="P8">PV</text:p>
      <text:list xml:id="list4570916214396145097" text:style-name="L8">
        <text:list-item>
          <text:p text:style-name="P52">Permet de déterminer un nombre d’ennemis que le joueur peut <text:span text:style-name="T34">laisser passer</text:span> avant de perd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4:15:33.204722444</meta:creation-date>
    <dc:date>2017-06-15T10:43:13.911229730</dc:date>
    <meta:editing-duration>PT3H2M58S</meta:editing-duration>
    <meta:editing-cycles>76</meta:editing-cycles>
    <meta:generator>LibreOffice/5.1.6.2$Linux_X86_64 LibreOffice_project/10m0$Build-2</meta:generator>
    <meta:document-statistic meta:table-count="0" meta:image-count="0" meta:object-count="0" meta:page-count="4" meta:paragraph-count="120" meta:word-count="1072" meta:character-count="5858" meta:non-whitespace-character-count="4969"/>
  </office:meta>
</office:document-meta>
</file>